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svg:stroke-opacity="80%" draw:stroke-linejoin="round" svg:stroke-linecap="round" draw:fill="solid" draw:fill-color="#f8766d" draw:opacity="80%" fo:padding-top="0.018cm" fo:padding-bottom="0.018cm" fo:padding-left="0.018cm" fo:padding-right="0.018cm" loext:decorative="false"/>
    </style:style>
    <style:style style:name="gr2" style:family="graphic" style:parent-style-name="standard">
      <style:graphic-properties draw:stroke="solid" svg:stroke-width="0.037cm" svg:stroke-color="#ffffff" svg:stroke-opacity="80%" draw:stroke-linejoin="round" svg:stroke-linecap="round" draw:fill="solid" draw:fill-color="#00bfc4" draw:opacity="80%" fo:padding-top="0.018cm" fo:padding-bottom="0.018cm" fo:padding-left="0.018cm" fo:padding-right="0.018cm" loext:decorative="false"/>
    </style:style>
    <style:style style:name="gr3"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loext:decorative="false"/>
      <style:paragraph-properties style:writing-mode="lr-tb"/>
    </style:style>
    <style:style style:name="gr4" style:family="graphic" style:parent-style-name="standard">
      <style:graphic-properties draw:stroke="solid" svg:stroke-width="0.037cm" svg:stroke-color="#ffffff" draw:stroke-linejoin="round" svg:stroke-linecap="round" draw:fill="solid" draw:fill-color="#fff2f0" fo:padding-top="0.018cm" fo:padding-bottom="0.018cm" fo:padding-left="0.018cm" fo:padding-right="0.018cm" loext:decorative="false"/>
    </style:style>
    <style:style style:name="gr5" style:family="graphic" style:parent-style-name="standard">
      <style:graphic-properties draw:stroke="solid" svg:stroke-width="0.037cm" svg:stroke-color="#ffffff" draw:stroke-linejoin="round" svg:stroke-linecap="round" draw:fill="solid" draw:fill-color="#8fd9db" fo:padding-top="0.018cm" fo:padding-bottom="0.018cm" fo:padding-left="0.018cm" fo:padding-right="0.018cm" loext:decorative="false"/>
    </style:style>
    <style:style style:name="gr6" style:family="graphic" style:parent-style-name="standard">
      <style:graphic-properties draw:stroke="solid" svg:stroke-width="0.037cm" svg:stroke-color="#ffffff" draw:stroke-linejoin="round" svg:stroke-linecap="round" draw:fill="solid" draw:fill-color="#7ad3d5" fo:padding-top="0.018cm" fo:padding-bottom="0.018cm" fo:padding-left="0.018cm" fo:padding-right="0.018cm" loext:decorative="false"/>
    </style:style>
    <style:style style:name="gr7" style:family="graphic" style:parent-style-name="standard">
      <style:graphic-properties draw:stroke="solid" svg:stroke-width="0.037cm" svg:stroke-color="#ffffff" draw:stroke-linejoin="round" svg:stroke-linecap="round" draw:fill="solid" draw:fill-color="#ffe4e0" fo:padding-top="0.018cm" fo:padding-bottom="0.018cm" fo:padding-left="0.018cm" fo:padding-right="0.018cm" loext:decorative="false"/>
    </style:style>
    <style:style style:name="gr8" style:family="graphic" style:parent-style-name="standard">
      <style:graphic-properties draw:stroke="solid" svg:stroke-width="0.037cm" svg:stroke-color="#ffffff" draw:stroke-linejoin="round" svg:stroke-linecap="round" draw:fill="solid" draw:fill-color="#ffd7d1" fo:padding-top="0.018cm" fo:padding-bottom="0.018cm" fo:padding-left="0.018cm" fo:padding-right="0.018cm" loext:decorative="false"/>
    </style:style>
    <style:style style:name="gr9" style:family="graphic" style:parent-style-name="standard">
      <style:graphic-properties draw:stroke="solid" svg:stroke-width="0.037cm" svg:stroke-color="#ffffff" draw:stroke-linejoin="round" svg:stroke-linecap="round" draw:fill="solid" draw:fill-color="#ffc9c2" fo:padding-top="0.018cm" fo:padding-bottom="0.018cm" fo:padding-left="0.018cm" fo:padding-right="0.018cm" loext:decorative="false"/>
    </style:style>
    <style:style style:name="gr10" style:family="graphic" style:parent-style-name="standard">
      <style:graphic-properties draw:stroke="solid" svg:stroke-width="0.037cm" svg:stroke-color="#ffffff" draw:stroke-linejoin="round" svg:stroke-linecap="round" draw:fill="solid" draw:fill-color="#ffbcb3" fo:padding-top="0.018cm" fo:padding-bottom="0.018cm" fo:padding-left="0.018cm" fo:padding-right="0.018cm" loext:decorative="false"/>
    </style:style>
    <style:style style:name="gr11" style:family="graphic" style:parent-style-name="standard">
      <style:graphic-properties draw:stroke="solid" svg:stroke-width="0.037cm" svg:stroke-color="#ffffff" draw:stroke-linejoin="round" svg:stroke-linecap="round" draw:fill="solid" draw:fill-color="#fe9389" fo:padding-top="0.018cm" fo:padding-bottom="0.018cm" fo:padding-left="0.018cm" fo:padding-right="0.018cm" loext:decorative="false"/>
    </style:style>
    <style:style style:name="gr12" style:family="graphic" style:parent-style-name="standard">
      <style:graphic-properties draw:stroke="solid" svg:stroke-width="0.037cm" svg:stroke-color="#ffffff" draw:stroke-linejoin="round" svg:stroke-linecap="round" draw:fill="solid" draw:fill-color="#fb857b" fo:padding-top="0.018cm" fo:padding-bottom="0.018cm" fo:padding-left="0.018cm" fo:padding-right="0.018cm" loext:decorative="false"/>
    </style:style>
    <style:style style:name="gr13" style:family="graphic" style:parent-style-name="standard">
      <style:graphic-properties draw:stroke="solid" svg:stroke-width="0.037cm" svg:stroke-color="#000000" draw:stroke-linejoin="round" svg:stroke-linecap="butt" draw:fill="none" fo:padding-top="0.018cm" fo:padding-bottom="0.018cm" fo:padding-left="0.018cm" fo:padding-right="0.018cm" loext:decorative="false"/>
    </style:style>
    <style:style style:name="P1" style:family="paragraph">
      <loext:graphic-properties draw:fill="solid" draw:fill-color="#f8766d" draw:opacity="80%"/>
    </style:style>
    <style:style style:name="P2" style:family="paragraph">
      <loext:graphic-properties draw:fill="solid" draw:fill-color="#00bfc4" draw:opacity="80%"/>
    </style:style>
    <style:style style:name="P3" style:family="paragraph">
      <style:paragraph-properties fo:text-align="center" style:writing-mode="lr-tb"/>
    </style:style>
    <style:style style:name="P4" style:family="paragraph">
      <loext:graphic-properties draw:fill="none"/>
      <style:paragraph-properties fo:text-align="center"/>
      <style:text-properties fo:font-size="11pt" style:font-size-asian="11pt" style:font-size-complex="11pt"/>
    </style:style>
    <style:style style:name="P5" style:family="paragraph">
      <style:paragraph-properties fo:text-align="start" style:writing-mode="lr-tb"/>
    </style:style>
    <style:style style:name="P6" style:family="paragraph">
      <loext:graphic-properties draw:fill="none"/>
      <style:text-properties fo:font-size="11pt" style:font-size-asian="11pt" style:font-size-complex="11pt"/>
    </style:style>
    <style:style style:name="P7" style:family="paragraph">
      <loext:graphic-properties draw:fill="solid" draw:fill-color="#fff2f0"/>
    </style:style>
    <style:style style:name="P8" style:family="paragraph">
      <loext:graphic-properties draw:fill="solid" draw:fill-color="#8fd9db"/>
    </style:style>
    <style:style style:name="P9" style:family="paragraph">
      <loext:graphic-properties draw:fill="solid" draw:fill-color="#7ad3d5"/>
    </style:style>
    <style:style style:name="P10" style:family="paragraph">
      <loext:graphic-properties draw:fill="solid" draw:fill-color="#ffe4e0"/>
    </style:style>
    <style:style style:name="P11" style:family="paragraph">
      <loext:graphic-properties draw:fill="solid" draw:fill-color="#ffd7d1"/>
    </style:style>
    <style:style style:name="P12" style:family="paragraph">
      <loext:graphic-properties draw:fill="solid" draw:fill-color="#ffc9c2"/>
    </style:style>
    <style:style style:name="P13" style:family="paragraph">
      <loext:graphic-properties draw:fill="solid" draw:fill-color="#ffbcb3"/>
    </style:style>
    <style:style style:name="P14" style:family="paragraph">
      <loext:graphic-properties draw:fill="solid" draw:fill-color="#fe9389"/>
    </style:style>
    <style:style style:name="P15" style:family="paragraph">
      <loext:graphic-properties draw:fill="solid" draw:fill-color="#fb857b"/>
    </style:style>
    <style:style style:name="P16" style:family="paragraph">
      <loext:graphic-properties draw:fill="none"/>
    </style:style>
    <style:style style:name="P17" style:family="paragraph">
      <style:paragraph-properties fo:text-align="start" style:writing-mode="lr-tb"/>
      <style:text-properties fo:font-style="italic" style:font-style-asian="italic" style:font-style-complex="italic"/>
    </style:style>
    <style:style style:name="P18" style:family="paragraph">
      <loext:graphic-properties draw:fill="none"/>
      <style:text-properties fo:font-size="11pt" fo:font-style="italic" style:font-size-asian="11pt" style:font-style-asian="italic" style:font-size-complex="11pt" style:font-style-complex="italic"/>
    </style:style>
    <style:style style:name="P19" style:family="paragraph">
      <style:paragraph-properties fo:text-align="start" style:writing-mode="lr-tb"/>
      <style:text-properties fo:font-size="9pt" style:font-size-asian="9pt" style:font-size-complex="9pt"/>
    </style:style>
    <style:style style:name="P20" style:family="paragraph">
      <loext:graphic-properties draw:fill="none"/>
      <style:text-properties fo:font-size="9pt" style:font-size-asian="9pt" style:font-size-complex="9pt"/>
    </style:style>
    <style:style style:name="T1" style:family="text">
      <style:text-properties fo:color="#000000" loext:opacity="100%" style:font-name="Helvetica" fo:font-size="11pt" fo:font-weight="normal" style:font-name-asian="Helvetica" style:font-size-asian="11pt" style:font-weight-asian="normal" style:font-name-complex="Helvetica" style:font-size-complex="11pt" style:font-weight-complex="normal"/>
    </style:style>
    <style:style style:name="T2" style:family="text">
      <style:text-properties fo:color="#000000" loext:opacity="100%" style:font-name="Helvetica" fo:font-size="11pt" fo:font-style="italic" fo:font-weight="normal" style:font-name-asian="Helvetica" style:font-size-asian="11pt" style:font-style-asian="italic" style:font-weight-asian="normal" style:font-name-complex="Helvetica" style:font-size-complex="11pt" style:font-style-complex="italic" style:font-weight-complex="normal"/>
    </style:style>
    <style:style style:name="T3" style:family="text">
      <style:text-properties fo:color="#000000" loext:opacity="100%" style:font-name="Helvetica" fo:font-size="9pt" fo:font-weight="normal" style:font-name-asian="Helvetica" style:font-size-asian="9pt" style:font-weight-asian="normal" style:font-name-complex="Helvetica" style:font-size-complex="9pt" style:font-weight-complex="normal"/>
    </style:style>
    <style:style style:name="T4" style:family="text">
      <style:text-properties fo:color="#000000" loext:opacity="100%" style:font-name="Helvetica" fo:font-size="11pt" fo:font-style="normal" fo:font-weight="normal" style:font-name-asian="Helvetica" style:font-size-asian="11pt" style:font-style-asian="normal" style:font-weight-asian="normal" style:font-name-complex="Helvetica" style:font-size-complex="11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7.096cm" svg:height="7.597cm" svg:x="5.419cm" svg:y="2.152cm" svg:viewBox="0 0 7097 7598" draw:points="3297,0 3364,1 3430,3 3496,5 3563,10 3629,15 3695,21 3761,29 3827,37 3892,47 3958,58 4023,70 4088,83 4153,98 4218,113 4282,130 4346,148 4409,167 4473,187 4535,207 4598,230 4660,253 4722,277 4783,303 4844,329 4904,357 4964,385 5024,415 5083,446 5142,477 5199,510 5256,544 5313,579 5369,614 5424,651 5479,688 5533,727 5586,767 5639,807 5691,848 5742,890 5793,934 5842,979 5891,1023 5939,1069 5986,1116 6033,1163 6078,1211 6123,1260 6167,1310 6210,1361 6253,1412 6294,1464 6334,1517 6374,1570 6412,1624 6449,1679 6486,1734 6522,1790 6556,1846 6590,1904 6623,1961 6654,2020 6685,2079 6714,2138 6743,2198 6770,2258 6797,2320 6822,2381 6846,2443 6869,2505 6892,2567 6912,2630 6932,2693 6951,2757 6969,2821 6985,2885 7001,2950 7015,3015 7028,3080 7040,3145 7051,3211 7060,3276 7069,3342 7077,3408 7083,3474 7088,3540 7092,3606 7095,3673 7096,3739 7097,3805 7096,3872 7094,3938 7091,4004 7087,4071 7082,4137 7075,4203 7068,4269 7059,4335 7049,4400 7038,4465 7026,4531 7013,4596 6998,4661 6983,4725 6966,4789 6948,4853 6929,4917 6909,4980 6888,5043 6865,5105 6842,5167 6817,5229 6792,5290 6766,5351 6738,5412 6709,5471 6679,5531 6648,5589 6617,5648 6584,5705 6550,5763 6515,5819 6480,5875 6443,5930 6405,5985 6367,6039 6327,6092 6287,6145 6245,6196 6203,6247 6160,6298 6115,6348 6071,6396 6025,6444 5978,6491 5931,6538 5883,6584 5834,6628 5783,6672 5733,6715 5682,6757 5630,6798 5577,6839 5523,6878 5469,6916 5415,6954 5359,6990 5303,7026 5247,7060 5189,7094 5132,7126 5072,7158 5013,7188 4954,7218 4894,7246 4833,7274 4772,7300 4711,7325 4649,7349 4587,7372 4524,7394 4461,7415 4398,7435 4334,7453 4270,7471 4206,7488 4141,7503 4076,7517 4011,7530 3946,7542 3881,7553 3815,7562 3749,7571 3683,7578 3617,7584 3551,7589 3485,7593 3418,7596 3352,7597 3286,7598 3220,7597 3153,7595 3087,7592 3021,7588 2955,7582 2889,7576 2823,7568 2757,7559 2691,7549 2626,7538 2561,7525 2496,7512 2431,7498 2366,7482 2302,7465 2238,7447 2175,7428 2111,7408 2049,7386 1986,7364 1924,7341 1862,7316 1801,7291 1741,7264 1680,7236 1620,7208 1561,7178 1503,7147 1444,7115 1386,7082 1330,7048 1273,7013 1217,6977 1162,6941 1107,6903 1054,6864 1001,6824 948,6784 896,6742 845,6700 795,6657 745,6612 696,6567 648,6521 602,6475 555,6427 509,6379 465,6330 421,6280 378,6229 336,6178 295,6126 255,6073 216,6020 178,5965 140,5911 104,5855 68,5799 34,5743 0,5685 2308,4365 2319,4382 2329,4399 2339,4416 2350,4433 2362,4449 2373,4465 2385,4482 2397,4498 2409,4513 2422,4529 2435,4544 2448,4559 2461,4573 2475,4588 2489,4602 2503,4616 2517,4630 2532,4643 2547,4657 2562,4670 2577,4682 2593,4695 2608,4707 2624,4719 2641,4730 2657,4742 2673,4753 2690,4764 2707,4774 2724,4784 2741,4794 2759,4804 2777,4813 2794,4822 2812,4831 2830,4839 2849,4847 2867,4855 2885,4862 2904,4869 2923,4876 2942,4882 2961,4888 2980,4894 2999,4899 3018,4904 3037,4909 3057,4913 3077,4917 3096,4921 3116,4924 3135,4927 3155,4930 3175,4932 3195,4934 3215,4936 3234,4937 3254,4938 3274,4939 3294,4939 3314,4939 3334,4939 3354,4937 3374,4936 3393,4935 3413,4933 3433,4931 3453,4928 3472,4925 3492,4922 3512,4919 3531,4915 3551,4911 3570,4906 3589,4901 3609,4896 3628,4890 3647,4884 3665,4878 3684,4872 3703,4864 3722,4857 3740,4850 3758,4842 3777,4833 3795,4825 3812,4816 3830,4807 3847,4797 3865,4788 3882,4778 3899,4767 3916,4757 3932,4746 3949,4735 3965,4723 3981,4711 3997,4699 4013,4687 4028,4674 4043,4661 4058,4648 4073,4635 4087,4621 4101,4607 4116,4593 4129,4579 4143,4564 4156,4549 4169,4534 4182,4519 4194,4503 4206,4487 4218,4471 4230,4455 4241,4439 4252,4422 4263,4405 4273,4389 4283,4371 4293,4354 4303,4336 4312,4319 4321,4301 4329,4283 4337,4265 4346,4247 4353,4228 4361,4210 4367,4191 4374,4173 4381,4154 4387,4135 4392,4116 4398,4096 4403,4077 4407,4058 4412,4038 4416,4019 4419,3999 4423,3980 4426,3960 4428,3940 4431,3920 4433,3901 4434,3881 4436,3861 4436,3841 4437,3821 4437,3801 4437,3781 4436,3761 4436,3742 4434,3722 4433,3702 4431,3682 4429,3662 4426,3642 4423,3623 4420,3603 4416,3584 4413,3564 4408,3545 4403,3525 4398,3506 4393,3487 4388,3468 4382,3449 4376,3430 4369,3411 4362,3392 4355,3374 4347,3356 4339,3337 4331,3319 4322,3301 4313,3283 4304,3266 4295,3248 4285,3231 4275,3213 4264,3197 4254,3180 4243,3163 4232,3147 4220,3131 4208,3115 4196,3099 4184,3083 4171,3068 4158,3053 4145,3038 4131,3023 4118,3008 4104,2994 4090,2980 4075,2967 4061,2953 4046,2940 4031,2927 4015,2914 4000,2902 3984,2890 3968,2878 3952,2867 3935,2855 3919,2844 3902,2834 3885,2823 3868,2813 3851,2803 3833,2794 3815,2784 3798,2776 3780,2767 3761,2759 3743,2751 3725,2743 3706,2736 3688,2729 3669,2722 3650,2716 3631,2710 3612,2704 3593,2699 3573,2694 3554,2689 3535,2685 3515,2681 3496,2677 3476,2674 3456,2671 3436,2668 3417,2666 3397,2665 3377,2663 3357,2662 3337,2661 3318,2660 3297,2660">
          <text:p/>
        </draw:polygon>
        <draw:polygon draw:style-name="gr2" draw:text-style-name="P2" draw:layer="layout" svg:width="3.798cm" svg:height="5.684cm" svg:x="4.59cm" svg:y="1.962cm" svg:viewBox="0 0 3799 5685" draw:points="501,5685 468,5626 437,5567 406,5508 376,5449 348,5388 321,5327 295,5266 269,5204 245,5142 222,5079 200,5016 179,4953 159,4889 141,4825 124,4761 107,4696 92,4631 78,4566 65,4500 53,4435 43,4369 33,4303 25,4237 18,4170 12,4104 7,4037 4,3971 1,3904 0,3837 0,3770 1,3704 3,3637 7,3570 11,3504 17,3437 24,3371 32,3305 41,3239 52,3173 63,3107 76,3042 90,2977 105,2911 121,2847 138,2782 157,2718 176,2655 197,2591 219,2528 242,2465 266,2403 291,2341 317,2280 344,2219 372,2159 402,2099 432,2039 464,1980 496,1922 530,1864 564,1807 599,1751 636,1695 673,1640 712,1585 751,1531 791,1478 833,1425 875,1374 918,1323 962,1273 1008,1223 1053,1175 1100,1127 1147,1080 1195,1033 1244,988 1294,944 1344,900 1396,857 1448,816 1501,775 1554,735 1608,696 1663,658 1719,621 1775,585 1832,550 1889,516 1947,483 2006,451 2064,420 2124,390 2184,361 2245,333 2306,306 2367,281 2430,256 2492,233 2555,210 2618,189 2681,168 2746,149 2810,131 2874,114 2939,98 3004,84 3070,70 3135,58 3201,47 3267,37 3333,28 3399,21 3466,14 3532,9 3599,5 3666,2 3732,0 3799,0 3799,2659 3779,2659 3759,2660 3739,2661 3719,2662 3699,2664 3679,2666 3659,2668 3640,2671 3619,2674 3600,2677 3580,2681 3561,2684 3541,2689 3522,2694 3502,2699 3483,2704 3464,2710 3445,2716 3426,2722 3407,2729 3388,2736 3370,2743 3351,2751 3333,2759 3315,2767 3297,2776 3279,2785 3261,2795 3243,2804 3226,2814 3209,2824 3192,2835 3175,2846 3158,2857 3142,2868 3126,2880 3109,2892 3094,2904 3078,2917 3063,2929 3048,2942 3032,2956 3018,2969 3004,2983 2989,2997 2975,3012 2962,3026 2948,3041 2935,3056 2922,3071 2909,3087 2897,3103 2885,3118 2873,3135 2862,3151 2850,3168 2839,3184 2829,3201 2818,3219 2808,3236 2799,3253 2789,3271 2780,3289 2771,3307 2763,3325 2755,3343 2747,3361 2739,3380 2732,3399 2725,3418 2719,3437 2712,3456 2706,3475 2701,3494 2696,3513 2691,3533 2687,3552 2682,3572 2679,3591 2675,3611 2672,3631 2669,3651 2667,3671 2665,3691 2663,3710 2662,3730 2661,3750 2660,3770 2660,3790 2660,3811 2660,3830 2661,3850 2662,3871 2663,3890 2665,3910 2667,3930 2670,3950 2673,3970 2676,3990 2679,4010 2683,4029 2687,4049 2692,4068 2697,4087 2702,4107 2708,4126 2714,4145 2720,4164 2726,4183 2733,4202 2740,4220 2748,4239 2756,4258 2764,4276 2772,4294 2782,4312 2790,4329 2800,4347 2810,4364">
          <text:p/>
        </draw:polygon>
        <draw:frame draw:style-name="gr3" draw:text-style-name="P4" draw:layer="layout" svg:width="2.015cm" svg:height="0.781cm" svg:x="9.73cm" svg:y="6.757cm">
          <draw:text-box>
            <text:p text:style-name="P3"><text:span text:style-name="T1">Modeled in </text:span></text:p>
            <text:p text:style-name="P3"><text:span text:style-name="T1">this study</text:span></text:p>
          </draw:text-box>
        </draw:frame>
        <draw:frame draw:style-name="gr3" draw:text-style-name="P6" draw:layer="layout" svg:width="1.041cm" svg:height="0.391cm" svg:x="10.235cm" svg:y="7.735cm">
          <draw:text-box>
            <text:p text:style-name="P5"><text:span text:style-name="T1">(67%)</text:span></text:p>
          </draw:text-box>
        </draw:frame>
        <draw:frame draw:style-name="gr3" draw:text-style-name="P6" draw:layer="layout" svg:width="2.773cm" svg:height="0.391cm" svg:x="5.173cm" svg:y="4.089cm">
          <draw:text-box>
            <text:p text:style-name="P5"><text:span text:style-name="T1">Not in this study</text:span></text:p>
          </draw:text-box>
        </draw:frame>
        <draw:polygon draw:style-name="gr4" draw:text-style-name="P7" draw:layer="layout" svg:width="0.883cm" svg:height="0.831cm" svg:x="8.716cm" svg:y="1.393cm" svg:viewBox="0 0 884 832" draw:points="0,0 81,0 162,2 243,6 323,11 404,18 485,25 566,34 646,45 725,57 805,71 884,86 737,832 671,820 605,807 538,798 471,788 404,781 337,774 270,769 202,765 135,762 68,760 0,759">
          <text:p/>
        </draw:polygon>
        <draw:polygon draw:style-name="gr5" draw:text-style-name="P8" draw:layer="layout" svg:width="1.261cm" svg:height="4.202cm" svg:x="3.83cm" svg:y="3.821cm" svg:viewBox="0 0 1262 4203" draw:points="602,4203 563,4132 525,4061 488,3989 451,3916 416,3843 383,3769 352,3695 321,3620 292,3544 264,3468 238,3392 213,3315 189,3237 166,3160 145,3082 126,3003 108,2924 91,2845 76,2765 62,2686 49,2606 38,2526 28,2445 20,2365 13,2284 8,2203 4,2123 1,2042 0,1961 1,1880 2,1799 5,1717 10,1636 16,1556 24,1475 33,1395 43,1315 55,1234 68,1154 83,1075 99,996 116,917 135,838 155,760 177,682 200,604 225,527 250,450 277,374 306,298 336,223 367,148 399,74 433,0 1122,324 1093,385 1066,447 1040,509 1015,572 992,635 969,698 948,762 927,827 908,891 890,956 873,1021 858,1087 843,1153 829,1219 817,1285 807,1352 797,1419 788,1485 780,1552 774,1620 769,1687 765,1754 762,1822 761,1890 761,1957 762,2025 764,2092 767,2160 772,2227 777,2294 784,2361 792,2428 802,2495 812,2562 823,2628 837,2694 850,2760 865,2826 882,2891 899,2956 918,3021 938,3086 959,3150 981,3213 1004,3277 1028,3340 1053,3402 1080,3464 1108,3526 1136,3587 1166,3647 1197,3707 1229,3767 1262,3826">
          <text:p/>
        </draw:polygon>
        <draw:polygon draw:style-name="gr6" draw:text-style-name="P9" draw:layer="layout" svg:width="4.125cm" svg:height="2.943cm" svg:x="4.263cm" svg:y="1.202cm" svg:viewBox="0 0 4126 2944" draw:points="0,2620 35,2548 71,2475 108,2404 147,2333 187,2263 228,2194 271,2125 314,2057 359,1990 405,1924 452,1859 501,1794 550,1731 600,1668 652,1606 705,1545 759,1485 814,1426 869,1368 926,1311 984,1255 1043,1200 1103,1146 1164,1093 1226,1041 1288,991 1351,941 1416,893 1481,845 1547,799 1614,754 1682,710 1750,667 1819,626 1890,586 1961,547 2032,509 2104,473 2177,438 2250,404 2323,372 2397,340 2473,310 2548,282 2624,255 2700,229 2777,204 2854,181 2932,159 3009,139 3088,120 3166,102 3245,86 3325,71 3404,58 3484,46 3563,35 3643,26 3724,18 3804,11 3884,6 3965,3 4046,1 4126,0 4126,760 4059,760 3992,762 3925,765 3858,769 3791,774 3724,781 3657,789 3591,798 3524,808 3458,819 3392,831 3326,845 3261,859 3195,875 3130,893 3066,911 3001,930 2938,950 2874,972 2811,995 2748,1018 2686,1044 2624,1069 2562,1096 2501,1125 2441,1154 2381,1184 2322,1216 2263,1248 2204,1282 2147,1316 2090,1352 2034,1388 1978,1426 1923,1464 1869,1503 1814,1544 1761,1585 1709,1627 1657,1670 1607,1715 1557,1760 1508,1806 1459,1852 1412,1900 1366,1948 1320,1997 1275,2047 1231,2098 1188,2150 1146,2202 1105,2255 1064,2309 1025,2363 987,2418 949,2474 913,2532 878,2589 843,2647 810,2705 778,2764 746,2823 716,2883 688,2944">
          <text:p/>
        </draw:polygon>
        <draw:polygon draw:style-name="gr7" draw:text-style-name="P10" draw:layer="layout" svg:width="1.72cm" svg:height="1.272cm" svg:x="9.452cm" svg:y="1.479cm" svg:viewBox="0 0 1721 1273" draw:points="147,0 227,16 306,34 385,54 464,74 542,96 619,120 697,144 773,171 850,198 926,227 1001,257 1076,289 1150,322 1224,356 1296,392 1369,429 1441,467 1512,506 1582,547 1652,588 1721,632 1311,1273 1254,1237 1196,1202 1137,1168 1078,1135 1018,1103 958,1073 897,1043 836,1014 774,986 712,960 649,934 586,910 522,888 458,866 393,845 329,825 264,807 198,790 133,774 66,759 0,745">
          <text:p/>
        </draw:polygon>
        <draw:polygon draw:style-name="gr8" draw:text-style-name="P11" draw:layer="layout" svg:width="2.016cm" svg:height="2.118cm" svg:x="10.763cm" svg:y="2.111cm" svg:viewBox="0 0 2017 2119" draw:points="410,0 478,44 545,89 611,136 676,183 740,232 804,282 866,333 928,386 989,439 1048,493 1107,549 1165,605 1222,663 1278,721 1332,780 1386,840 1439,902 1490,964 1540,1027 1590,1091 1638,1156 1685,1221 1731,1288 1775,1355 1819,1423 1861,1492 1902,1561 1942,1632 1980,1703 2017,1775 1340,2119 1309,2059 1277,2000 1244,1941 1210,1884 1175,1826 1138,1769 1101,1713 1063,1658 1024,1603 984,1549 943,1496 901,1443 858,1391 814,1341 769,1290 724,1241 677,1192 630,1144 582,1097 533,1051 483,1006 432,962 381,918 329,876 276,834 221,793 167,754 112,715 56,677 0,641">
          <text:p/>
        </draw:polygon>
        <draw:polygon draw:style-name="gr9" draw:text-style-name="P12" draw:layer="layout" svg:width="0.738cm" svg:height="0.447cm" svg:x="12.102cm" svg:y="3.885cm" svg:viewBox="0 0 739 448" draw:points="677,0 709,61 739,124 51,448 26,396 0,345">
          <text:p/>
        </draw:polygon>
        <draw:polygon draw:style-name="gr10" draw:text-style-name="P13" draw:layer="layout" svg:width="1.083cm" svg:height="1.452cm" svg:x="12.153cm" svg:y="4.008cm" svg:viewBox="0 0 1084 1453" draw:points="688,0 722,75 756,152 788,229 819,306 848,385 876,464 902,543 927,623 950,703 972,783 993,864 1012,945 1029,1027 1045,1108 1060,1191 1073,1273 1084,1355 331,1453 322,1385 311,1316 299,1248 285,1179 270,1112 255,1044 238,976 219,909 199,843 178,776 156,710 133,645 109,580 83,515 56,451 28,388 0,324">
          <text:p/>
        </draw:polygon>
        <draw:polygon draw:style-name="gr11" draw:text-style-name="P14" draw:layer="layout" svg:width="5.861cm" svg:height="5.146cm" svg:x="7.413cm" svg:y="5.362cm" svg:viewBox="0 0 5862 5147" draw:points="5824,0 5834,79 5842,158 5849,238 5854,317 5858,397 5861,476 5862,556 5862,635 5861,715 5858,794 5854,874 5848,953 5841,1033 5832,1112 5822,1191 5811,1269 5799,1348 5785,1426 5770,1504 5753,1582 5735,1661 5716,1738 5695,1815 5673,1891 5649,1967 5625,2043 5598,2118 5571,2193 5542,2267 5513,2341 5481,2414 5449,2487 5415,2559 5380,2630 5344,2701 5306,2771 5268,2840 5228,2910 5187,2978 5144,3045 5101,3112 5056,3177 5011,3243 4964,3307 4916,3370 4867,3433 4816,3495 4765,3556 4713,3616 4660,3675 4605,3733 4550,3790 4494,3846 4436,3901 4378,3955 4319,4009 4259,4061 4198,4112 4136,4162 4073,4211 4009,4258 3945,4305 3879,4350 3813,4395 3746,4438 3679,4480 3611,4521 3542,4561 3472,4599 3402,4636 3331,4672 3259,4707 3187,4741 3114,4773 3041,4804 2967,4833 2893,4862 2818,4889 2743,4914 2667,4939 2591,4962 2514,4984 2437,5004 2360,5023 2282,5041 2205,5058 2126,5073 2048,5086 1969,5099 1891,5110 1812,5119 1732,5127 1653,5134 1574,5140 1494,5143 1415,5146 1335,5147 1255,5147 1175,5146 1096,5143 1016,5138 937,5132 858,5125 779,5117 700,5107 621,5096 542,5083 464,5069 386,5054 308,5037 230,5019 153,5000 77,4979 0,4957 217,4229 281,4247 345,4265 409,4281 474,4296 539,4310 604,4323 669,4335 734,4345 800,4354 866,4362 932,4369 998,4375 1064,4380 1130,4384 1197,4386 1263,4387 1330,4388 1397,4387 1463,4385 1529,4381 1595,4376 1661,4371 1727,4364 1793,4356 1859,4347 1924,4337 1990,4325 2054,4313 2119,4299 2184,4284 2249,4269 2313,4252 2377,4233 2440,4214 2503,4194 2566,4172 2628,4150 2690,4126 2752,4101 2813,4076 2873,4049 2933,4021 2993,3992 3052,3962 3111,3931 3169,3899 3226,3866 3283,3832 3340,3797 3395,3761 3450,3723 3505,3686 3558,3647 3611,3607 3664,3566 3715,3525 3766,3482 3816,3439 3866,3394 3914,3349 3962,3303 4009,3256 4055,3209 4101,3160 4145,3111 4188,3061 4231,3011 4273,2959 4314,2907 4354,2854 4393,2801 4431,2746 4468,2691 4505,2636 4540,2579 4574,2523 4607,2465 4640,2408 4671,2349 4701,2290 4730,2231 4758,2170 4785,2110 4811,2049 4836,1987 4860,1925 4883,1863 4905,1801 4925,1738 4945,1674 4963,1609 4980,1546 4996,1481 5011,1416 5025,1352 5038,1287 5050,1221 5060,1156 5070,1090 5078,1024 5085,958 5090,893 5095,826 5099,760 5101,694 5102,628 5103,561 5102,495 5099,429 5096,362 5092,296 5086,230 5079,164 5071,98">
          <text:p/>
        </draw:polygon>
        <draw:polygon draw:style-name="gr12" draw:text-style-name="P15" draw:layer="layout" svg:width="2.87cm" svg:height="2.482cm" svg:x="4.76cm" svg:y="7.836cm" svg:viewBox="0 0 2871 2483" draw:points="2654,2483 2577,2459 2500,2434 2424,2408 2348,2380 2272,2351 2197,2320 2123,2288 2050,2255 1977,2221 1904,2185 1832,2148 1761,2110 1691,2070 1621,2030 1553,1988 1484,1945 1417,1900 1350,1855 1285,1808 1220,1760 1155,1711 1092,1661 1030,1610 968,1557 908,1504 849,1450 790,1394 732,1337 676,1280 621,1221 566,1162 513,1101 460,1040 409,977 359,914 310,850 262,785 216,719 170,653 126,585 83,517 41,448 0,378 659,0 693,58 728,116 764,174 801,230 839,285 878,340 918,394 959,448 1000,500 1043,552 1087,604 1131,654 1177,703 1223,752 1270,800 1318,847 1367,894 1416,939 1467,984 1518,1027 1570,1070 1622,1112 1676,1153 1730,1193 1785,1232 1840,1270 1896,1307 1953,1342 2011,1378 2069,1411 2127,1444 2187,1476 2246,1507 2307,1537 2369,1565 2430,1593 2492,1620 2554,1645 2617,1669 2680,1692 2743,1714 2807,1735 2871,1755">
          <text:p/>
        </draw:polygon>
        <draw:line draw:style-name="gr13" draw:text-style-name="P16" draw:layer="layout" svg:x1="9.16cm" svg:y1="1.415cm" svg:x2="9.181cm" svg:y2="1.225cm">
          <text:p/>
        </draw:line>
        <draw:line draw:style-name="gr13" draw:text-style-name="P16" draw:layer="layout" svg:x1="10.415cm" svg:y1="1.722cm" svg:x2="10.487cm" svg:y2="1.545cm">
          <text:p/>
        </draw:line>
        <draw:line draw:style-name="gr13" draw:text-style-name="P16" draw:layer="layout" svg:x1="12.094cm" svg:y1="2.891cm" svg:x2="12.236cm" svg:y2="2.763cm">
          <text:p/>
        </draw:line>
        <draw:line draw:style-name="gr13" draw:text-style-name="P16" draw:layer="layout" svg:x1="12.81cm" svg:y1="3.947cm" svg:x2="12.981cm" svg:y2="3.862cm">
          <text:p/>
        </draw:line>
        <draw:line draw:style-name="gr13" draw:text-style-name="P16" draw:layer="layout" svg:x1="13.091cm" svg:y1="4.67cm" svg:x2="13.274cm" svg:y2="4.616cm">
          <text:p/>
        </draw:line>
        <draw:polyline draw:style-name="gr13" draw:text-style-name="P16" draw:layer="layout" svg:width="0cm" svg:height="0cm" svg:x="8.388cm" svg:y="5.76cm" svg:viewBox="0 0 0 0" draw:points="0,0">
          <text:p/>
        </draw:polyline>
        <draw:polyline draw:style-name="gr13" draw:text-style-name="P16" draw:layer="layout" svg:width="0cm" svg:height="0cm" svg:x="8.388cm" svg:y="5.76cm" svg:viewBox="0 0 0 0" draw:points="0,0">
          <text:p/>
        </draw:polyline>
        <draw:line draw:style-name="gr13" draw:text-style-name="P16" draw:layer="layout" svg:x1="11.671cm" svg:y1="9.422cm" svg:x2="11.795cm" svg:y2="9.567cm">
          <text:p/>
        </draw:line>
        <draw:line draw:style-name="gr13" draw:text-style-name="P16" draw:layer="layout" svg:x1="5.885cm" svg:y1="9.521cm" svg:x2="5.766cm" svg:y2="9.671cm">
          <text:p/>
        </draw:line>
        <draw:polyline draw:style-name="gr13" draw:text-style-name="P16" draw:layer="layout" svg:width="0cm" svg:height="0cm" svg:x="8.388cm" svg:y="5.76cm" svg:viewBox="0 0 0 0" draw:points="0,0">
          <text:p/>
        </draw:polyline>
        <draw:polyline draw:style-name="gr13" draw:text-style-name="P16" draw:layer="layout" svg:width="0cm" svg:height="0cm" svg:x="8.388cm" svg:y="5.76cm" svg:viewBox="0 0 0 0" draw:points="0,0">
          <text:p/>
        </draw:polyline>
        <draw:polyline draw:style-name="gr13" draw:text-style-name="P16" draw:layer="layout" svg:width="0cm" svg:height="0cm" svg:x="8.388cm" svg:y="5.76cm" svg:viewBox="0 0 0 0" draw:points="0,0">
          <text:p/>
        </draw:polyline>
        <draw:polyline draw:style-name="gr13" draw:text-style-name="P16" draw:layer="layout" svg:width="0cm" svg:height="0cm" svg:x="8.388cm" svg:y="5.76cm" svg:viewBox="0 0 0 0" draw:points="0,0">
          <text:p/>
        </draw:polyline>
        <draw:polyline draw:style-name="gr13" draw:text-style-name="P16" draw:layer="layout" svg:width="0cm" svg:height="0cm" svg:x="8.388cm" svg:y="5.76cm" svg:viewBox="0 0 0 0" draw:points="0,0">
          <text:p/>
        </draw:polyline>
        <draw:line draw:style-name="gr13" draw:text-style-name="P16" draw:layer="layout" svg:x1="3.835cm" svg:y1="5.943cm" svg:x2="3.644cm" svg:y2="5.951cm">
          <text:p/>
        </draw:line>
        <draw:line draw:style-name="gr13" draw:text-style-name="P16" draw:layer="layout" svg:x1="5.946cm" svg:y1="1.913cm" svg:x2="5.843cm" svg:y2="1.752cm">
          <text:p/>
        </draw:line>
        <draw:polyline draw:style-name="gr13" draw:text-style-name="P16" draw:layer="layout" svg:width="0cm" svg:height="0cm" svg:x="8.388cm" svg:y="5.76cm" svg:viewBox="0 0 0 0" draw:points="0,0">
          <text:p/>
        </draw:polyline>
        <draw:polyline draw:style-name="gr13" draw:text-style-name="P16" draw:layer="layout" svg:width="0cm" svg:height="0cm" svg:x="8.388cm" svg:y="5.76cm" svg:viewBox="0 0 0 0" draw:points="0,0">
          <text:p/>
        </draw:polyline>
        <draw:frame draw:style-name="gr3" draw:text-style-name="P6" draw:layer="layout" svg:width="1.041cm" svg:height="0.391cm" svg:x="5.936cm" svg:y="4.667cm">
          <draw:text-box>
            <text:p text:style-name="P5"><text:span text:style-name="T1">(33%)</text:span></text:p>
          </draw:text-box>
        </draw:frame>
        <draw:frame draw:style-name="gr3" draw:text-style-name="P18" draw:layer="layout" svg:width="0.976cm" svg:height="0.45cm" svg:x="9.179cm" svg:y="0.165cm">
          <draw:text-box>
            <text:p text:style-name="P17"><text:span text:style-name="T2">Abies</text:span></text:p>
          </draw:text-box>
        </draw:frame>
        <draw:frame draw:style-name="gr3" draw:text-style-name="P20" draw:layer="layout" svg:width="1.114cm" svg:height="0.387cm" svg:x="9.179cm" svg:y="0.743cm">
          <draw:text-box>
            <text:p text:style-name="P19"><text:span text:style-name="T3">(3.10%)</text:span></text:p>
          </draw:text-box>
        </draw:frame>
        <draw:frame draw:style-name="gr3" draw:text-style-name="P18" draw:layer="layout" svg:width="1.106cm" svg:height="0.45cm" svg:x="10.687cm" svg:y="0.784cm">
          <draw:text-box>
            <text:p text:style-name="P17"><text:span text:style-name="T2">Betula</text:span></text:p>
          </draw:text-box>
        </draw:frame>
        <draw:frame draw:style-name="gr3" draw:text-style-name="P20" draw:layer="layout" svg:width="1.114cm" svg:height="0.387cm" svg:x="10.687cm" svg:y="1.363cm">
          <draw:text-box>
            <text:p text:style-name="P19"><text:span text:style-name="T3">(5.95%)</text:span></text:p>
          </draw:text-box>
        </draw:frame>
        <draw:frame draw:style-name="gr3" draw:text-style-name="P18" draw:layer="layout" svg:width="1.084cm" svg:height="0.45cm" svg:x="12.336cm" svg:y="2.002cm">
          <draw:text-box>
            <text:p text:style-name="P17"><text:span text:style-name="T2">Fagus</text:span></text:p>
          </draw:text-box>
        </draw:frame>
        <draw:frame draw:style-name="gr3" draw:text-style-name="P20" draw:layer="layout" svg:width="1.114cm" svg:height="0.387cm" svg:x="12.336cm" svg:y="2.58cm">
          <draw:text-box>
            <text:p text:style-name="P19"><text:span text:style-name="T3">(8.46%)</text:span></text:p>
          </draw:text-box>
        </draw:frame>
        <draw:frame draw:style-name="gr3" draw:text-style-name="P6" draw:layer="layout" svg:width="2.556cm" svg:height="0.458cm" svg:x="13.373cm" svg:y="4.256cm">
          <draw:text-box>
            <text:p text:style-name="P5"><text:span text:style-name="T1">Other </text:span><text:span text:style-name="T2">Quercus</text:span></text:p>
          </draw:text-box>
        </draw:frame>
        <draw:frame draw:style-name="gr3" draw:text-style-name="P20" draw:layer="layout" svg:width="1.114cm" svg:height="0.387cm" svg:x="13.373cm" svg:y="4.734cm">
          <draw:text-box>
            <text:p text:style-name="P19"><text:span text:style-name="T3">(4.95%)</text:span></text:p>
          </draw:text-box>
        </draw:frame>
        <draw:frame draw:style-name="gr3" draw:text-style-name="P18" draw:layer="layout" svg:width="2.685cm" svg:height="0.45cm" svg:x="11.794cm" svg:y="9.662cm">
          <draw:text-box>
            <text:p text:style-name="P17"><text:span text:style-name="T2">Pinus sylvestris</text:span></text:p>
          </draw:text-box>
        </draw:frame>
        <draw:frame draw:style-name="gr3" draw:text-style-name="P20" draw:layer="layout" svg:width="1.29cm" svg:height="0.387cm" svg:x="11.794cm" svg:y="10.241cm">
          <draw:text-box>
            <text:p text:style-name="P19"><text:span text:style-name="T3">(31.68%)</text:span></text:p>
          </draw:text-box>
        </draw:frame>
        <draw:frame draw:style-name="gr3" draw:text-style-name="P18" draw:layer="layout" svg:width="5.608cm" svg:height="0.458cm" svg:x="0.033cm" svg:y="9.666cm">
          <draw:text-box>
            <text:p text:style-name="P17"><text:span text:style-name="T2">Quercus robur</text:span><text:span text:style-name="T4">,</text:span><text:span text:style-name="T2"> Quercus petraea</text:span></text:p>
          </draw:text-box>
        </draw:frame>
        <draw:frame draw:style-name="gr3" draw:text-style-name="P20" draw:layer="layout" svg:width="1.29cm" svg:height="0.387cm" svg:x="4.292cm" svg:y="10.244cm">
          <draw:text-box>
            <text:p text:style-name="P19"><text:span text:style-name="T3">(12.12%)</text:span></text:p>
          </draw:text-box>
        </draw:frame>
        <draw:frame draw:style-name="gr3" draw:text-style-name="P6" draw:layer="layout" svg:width="1.171cm" svg:height="0.391cm" svg:x="2.38cm" svg:y="5.946cm">
          <draw:text-box>
            <text:p text:style-name="P5"><text:span text:style-name="T1">Others</text:span></text:p>
          </draw:text-box>
        </draw:frame>
        <draw:frame draw:style-name="gr3" draw:text-style-name="P20" draw:layer="layout" svg:width="1.29cm" svg:height="0.387cm" svg:x="2.27cm" svg:y="6.425cm">
          <draw:text-box>
            <text:p text:style-name="P19"><text:span text:style-name="T3">(15.26%)</text:span></text:p>
          </draw:text-box>
        </draw:frame>
        <draw:frame draw:style-name="gr3" draw:text-style-name="P18" draw:layer="layout" svg:width="0.976cm" svg:height="0.45cm" svg:x="4.773cm" svg:y="0.891cm">
          <draw:text-box>
            <text:p text:style-name="P17"><text:span text:style-name="T2">Picea</text:span></text:p>
          </draw:text-box>
        </draw:frame>
        <draw:frame draw:style-name="gr3" draw:text-style-name="P20" draw:layer="layout" svg:width="1.29cm" svg:height="0.387cm" svg:x="4.469cm" svg:y="1.47cm">
          <draw:text-box>
            <text:p text:style-name="P19"><text:span text:style-name="T3">(18.01%)</text:span></text:p>
          </draw:text-box>
        </draw:frame>
        <draw:frame draw:style-name="gr3" draw:text-style-name="P18" draw:layer="layout" svg:width="1.495cm" svg:height="0.45cm" svg:x="13.13cm" svg:y="3.103cm">
          <draw:text-box>
            <text:p text:style-name="P17"><text:span text:style-name="T2">Fraxinus</text:span></text:p>
          </draw:text-box>
        </draw:frame>
        <draw:frame draw:style-name="gr3" draw:text-style-name="P20" draw:layer="layout" svg:width="1.114cm" svg:height="0.387cm" svg:x="13.13cm" svg:y="3.681cm">
          <draw:text-box>
            <text:p text:style-name="P19"><text:span text:style-name="T3">(0.47%)</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6cm" fo:page-height="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5-28T06:59:23.445155337</dc:date>
    <meta:editing-duration>PT6M1S</meta:editing-duration>
    <meta:editing-cycles>1</meta:editing-cycles>
    <meta:document-statistic meta:object-count="51"/>
    <meta:generator>LibreOffice/24.8.6.2$Linux_X86_64 LibreOffice_project/480$Build-2</meta:generator>
  </office:meta>
</office:document-meta>
</file>